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2CB18628BD.png" manifest:media-type="image/png"/>
  <manifest:file-entry manifest:full-path="Pictures/100002010000010000000100296D042A.png" manifest:media-type="image/png"/>
  <manifest:file-entry manifest:full-path="Pictures/1000020100000100000001002F50572E.png" manifest:media-type="image/png"/>
  <manifest:file-entry manifest:full-path="Pictures/100002010000010000000100A872FF1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cm"/>
    </style:style>
    <style:style style:name="gr13" style:family="graphic" style:parent-style-name="standard">
      <style:graphic-properties svg:stroke-width="0.051cm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18pt"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29cm" svg:height="5.868cm" svg:x="6.731cm" svg:y="0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1.195cm" svg:x="8.886cm" svg:y="3.902cm">
          <draw:text-box>
            <text:p><text:span text:style-name="T1">RM</text:span></text:p>
          </draw:text-box>
        </draw:frame>
        <draw:custom-shape draw:style-name="gr3" draw:text-style-name="P1" draw:layer="layout" svg:width="2.183cm" svg:height="1.478cm" svg:x="4.001cm" svg:y="1.159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1" draw:layer="layout" draw:type="line" svg:x1="8.812cm" svg:y1="5.284cm" svg:x2="7.265cm" svg:y2="7.468cm" draw:start-shape="id1" draw:end-shape="id2" draw:end-glue-point="0" svg:d="m8812 5284-1547 2184">
          <text:p/>
        </draw:connector>
        <draw:custom-shape draw:style-name="gr5" draw:text-style-name="P1" draw:layer="layout" svg:width="19.345cm" svg:height="3.075cm" svg:x="0.274cm" svg:y="8.1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1.905cm" svg:height="0.635cm" svg:x="6.313cm" svg:y="7.468cm">
          <text:p text:style-name="P1"><text:span text:style-name="T2">XM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2.01cm" svg:height="0.635cm" svg:x="8.812cm" svg:y="4.967cm">
          <text:p text:style-name="P1"><text:span text:style-name="T2"><text:s/></text:span><text:span text:style-name="T2">XM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1.905cm" svg:height="0.635cm" svg:x="11.111cm" svg:y="4.966cm">
          <text:p text:style-name="P1"><text:span text:style-name="T3">S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1.905cm" svg:height="0.635cm" svg:x="11.11cm" svg:y="7.565cm">
          <text:p text:style-name="P1"><text:span text:style-name="T3">S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2.063cm" svg:y1="5.601cm" svg:x2="12.062cm" svg:y2="7.565cm" draw:start-shape="id3" draw:start-glue-point="2" draw:end-shape="id4" draw:end-glue-point="0" svg:d="m12063 5601-1 1964">
          <text:p/>
        </draw:connector>
        <draw:custom-shape draw:style-name="gr8" draw:text-style-name="P4" xml:id="id5" draw:id="id5" draw:layer="layout" svg:width="1.905cm" svg:height="0.635cm" svg:x="13.41cm" svg:y="4.965cm">
          <text:p text:style-name="P1"><text:span text:style-name="T3">API 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out" svg:width="1.905cm" svg:height="0.635cm" svg:x="15.549cm" svg:y="7.504cm">
          <text:p text:style-name="P1"><text:span text:style-name="T3">API 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5.315cm" svg:y1="5.282cm" svg:x2="16.501cm" svg:y2="7.504cm" draw:start-shape="id5" draw:end-shape="id6" draw:end-glue-point="0" svg:d="m15315 5282 1186 2222">
          <text:p/>
        </draw:connector>
        <draw:frame draw:style-name="gr9" draw:text-style-name="P1" draw:layer="layout" svg:width="3.075cm" svg:height="3.175cm" svg:x="15.014cm" svg:y="7.974cm">
          <draw:image xlink:href="Pictures/100002010000010000000100A872FF13.png" xlink:type="simple" xlink:show="embed" xlink:actuate="onLoad">
            <text:p/>
          </draw:image>
        </draw:frame>
        <draw:frame draw:style-name="gr9" draw:text-style-name="P1" draw:layer="layout" svg:width="2.54cm" svg:height="2.34cm" svg:x="10.834cm" svg:y="8.339cm">
          <draw:image xlink:href="Pictures/100002010000010000000100296D042A.png" xlink:type="simple" xlink:show="embed" xlink:actuate="onLoad">
            <text:p/>
          </draw:image>
        </draw:frame>
        <draw:frame draw:style-name="gr9" draw:text-style-name="P1" draw:layer="layout" svg:width="3.175cm" svg:height="2.54cm" svg:x="5.954cm" svg:y="8.274cm">
          <draw:image xlink:href="Pictures/1000020100000100000001002F50572E.png" xlink:type="simple" xlink:show="embed" xlink:actuate="onLoad">
            <text:p/>
          </draw:image>
        </draw:frame>
        <draw:frame draw:style-name="gr9" draw:text-style-name="P1" draw:layer="layout" svg:width="3.175cm" svg:height="2.54cm" svg:x="7.155cm" svg:y="8.074cm">
          <draw:image xlink:href="Pictures/1000020100000100000001002F50572E.png" xlink:type="simple" xlink:show="embed" xlink:actuate="onLoad">
            <text:p/>
          </draw:image>
        </draw:frame>
        <draw:frame draw:style-name="gr9" draw:text-style-name="P1" draw:layer="layout" svg:width="3.175cm" svg:height="2.54cm" svg:x="4.756cm" svg:y="8.074cm">
          <draw:image xlink:href="Pictures/1000020100000100000001002F50572E.png" xlink:type="simple" xlink:show="embed" xlink:actuate="onLoad">
            <text:p/>
          </draw:image>
        </draw:frame>
        <draw:frame draw:style-name="gr2" draw:text-style-name="P5" draw:layer="layout" svg:width="4.445cm" svg:height="1.038cm" svg:x="0.439cm" svg:y="8.734cm">
          <draw:text-box>
            <text:p><text:span text:style-name="T4">Resources</text:span></text:p>
          </draw:text-box>
        </draw:frame>
        <draw:frame draw:style-name="gr2" draw:text-style-name="P5" draw:layer="layout" svg:width="4.445cm" svg:height="1.749cm" svg:x="0.375cm" svg:y="4.934cm">
          <draw:text-box>
            <text:p><text:span text:style-name="T4"><text:s text:c="8"/></text:span><text:span text:style-name="T5">User</text:span></text:p>
            <text:p><text:span text:style-name="T5"><text:s text:c="5"/></text:span><text:span text:style-name="T5">Desktop</text:span></text:p>
          </draw:text-box>
        </draw:frame>
        <draw:g>
          <draw:custom-shape draw:style-name="gr10" draw:text-style-name="P1" draw:layer="layout" svg:width="1.27cm" svg:height="1.27cm" svg:x="2.069cm" svg:y="0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778cm" svg:height="1.67cm" svg:x="1.869cm" svg:y="2.102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" draw:text-style-name="P2" draw:layer="layout" svg:width="1.905cm" svg:height="1.195cm" svg:x="11.087cm" svg:y="3.903cm">
          <draw:text-box>
            <text:p><text:span text:style-name="T1">RM</text:span></text:p>
          </draw:text-box>
        </draw:frame>
        <draw:frame draw:style-name="gr2" draw:text-style-name="P2" draw:layer="layout" svg:width="1.905cm" svg:height="1.195cm" svg:x="13.388cm" svg:y="3.904cm">
          <draw:text-box>
            <text:p><text:span text:style-name="T1">RM</text:span></text:p>
          </draw:text-box>
        </draw:frame>
        <draw:custom-shape draw:style-name="gr11" draw:text-style-name="P1" draw:layer="layout" svg:width="5.969cm" svg:height="0.889cm" svg:x="9.092cm" svg:y="3.064cm">
          <text:p text:style-name="P1">RM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54cm" svg:height="2.286cm" svg:x="9.092cm" svg:y="0.524cm">
          <text:p text:style-name="P1">EC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3.61cm" svg:height="2.675cm" svg:x="4.331cm" svg:y="4.053cm">
          <draw:image xlink:href="Pictures/100002010000010000000100296D042A.png" xlink:type="simple" xlink:show="embed" xlink:actuate="onLoad">
            <text:p/>
          </draw:image>
        </draw:frame>
        <draw:frame draw:style-name="gr9" draw:text-style-name="P1" draw:layer="layout" svg:width="3.99cm" svg:height="2.294cm" svg:x="15.516cm" svg:y="0.27cm">
          <draw:image xlink:href="Pictures/10000201000002800000012CB18628BD.png" xlink:type="simple" xlink:show="embed" xlink:actuate="onLoad">
            <text:p/>
          </draw:image>
        </draw:frame>
        <draw:frame draw:style-name="gr12" draw:text-style-name="P6" draw:layer="layout" svg:width="2.493cm" svg:height="1.68cm" svg:x="12.187cm" svg:y="0.803cm">
          <draw:text-box>
            <text:p><text:span text:style-name="T6">EC</text:span></text:p>
          </draw:text-box>
        </draw:frame>
        <draw:custom-shape draw:style-name="gr13" draw:text-style-name="P7" draw:layer="layout" svg:width="2.54cm" svg:height="2.286cm" svg:x="12.092cm" svg:y="0.462cm">
          <text:p text:style-name="P1"><text:span text:style-name="T7">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7:42:34</meta:creation-date>
    <dc:date>2013-11-12T12:48:45</dc:date>
    <dc:creator>alina </dc:creator>
    <meta:editing-duration>PT13H11M32S</meta:editing-duration>
    <meta:editing-cycles>14</meta:editing-cycles>
    <meta:generator>LibreOffice/3.5$Linux_X86_64 LibreOffice_project/350m1$Build-2</meta:generator>
    <meta:document-statistic meta:object-count="31"/>
  </office:meta>
</office:document-meta>
</file>